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Arial" svg:font-family="Arial" style:font-family-generic="swiss" style:font-pitch="variable" svg:panose-1="2 11 6 4 2 2 2 2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office:font-face-decls>
  <office:automatic-styles>
    <text:list-style style:name="LFO8">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P1" style:parent-style-name="Título1" style:master-page-name="MP0" style:family="paragraph">
      <style:paragraph-properties fo:break-before="page"/>
    </style:style>
    <style:style style:name="T2" style:parent-style-name="Fuentedepárrafopredeter." style:family="text">
      <style:text-properties fo:language="en" fo:country="US"/>
    </style:style>
    <style:style style:name="P3" style:parent-style-name="Título1" style:family="paragraph"/>
    <style:style style:name="T4" style:parent-style-name="Fuentedepárrafopredeter." style:family="text">
      <style:text-properties fo:language="en" fo:country="US"/>
    </style:style>
    <style:style style:name="T5"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T6"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T7"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T8"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P9" style:parent-style-name="Título1" style:family="paragraph"/>
    <style:style style:name="T10" style:parent-style-name="Fuentedepárrafopredeter." style:family="text">
      <style:text-properties fo:language="en" fo:country="US"/>
    </style:style>
    <style:style style:name="P11" style:parent-style-name="Standard" style:family="paragraph">
      <style:paragraph-properties fo:margin-left="-0.002in">
        <style:tab-stops/>
      </style:paragraph-properties>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P12" style:parent-style-name="Standard" style:family="paragraph">
      <style:paragraph-properties fo:margin-left="-0.002in">
        <style:tab-stops/>
      </style:paragraph-properties>
    </style:style>
    <style:style style:name="T13"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T14"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T15"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T16"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T17"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P18" style:parent-style-name="Standard" style:family="paragraph">
      <style:paragraph-properties fo:margin-left="-0.002in">
        <style:tab-stops/>
      </style:paragraph-properties>
    </style:style>
    <style:style style:name="T19"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P20" style:parent-style-name="Standard" style:family="paragraph">
      <style:paragraph-properties fo:margin-left="-0.002in">
        <style:tab-stops/>
      </style:paragraph-properties>
    </style:style>
    <style:style style:name="T21"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P22" style:parent-style-name="Standard" style:family="paragraph">
      <style:paragraph-properties fo:margin-left="-0.002in">
        <style:tab-stops/>
      </style:paragraph-properties>
    </style:style>
    <style:style style:name="T23"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P24" style:parent-style-name="Standard" style:family="paragraph">
      <style:paragraph-properties fo:margin-left="-0.002in">
        <style:tab-stops/>
      </style:paragraph-properties>
    </style:style>
    <style:style style:name="T25"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P26" style:parent-style-name="Standard" style:family="paragraph">
      <style:paragraph-properties fo:margin-left="-0.002in">
        <style:tab-stops/>
      </style:paragraph-properties>
    </style:style>
    <style:style style:name="T27"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P28" style:parent-style-name="Standard" style:family="paragraph">
      <style:paragraph-properties fo:margin-left="-0.002in">
        <style:tab-stops/>
      </style:paragraph-properties>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P29" style:parent-style-name="Párrafodelista" style:family="paragraph">
      <style:paragraph-properties fo:keep-with-next="always" fo:widows="0" fo:orphans="0" fo:text-align="justify" fo:margin-top="0.1666in" fo:margin-bottom="0.0833in" fo:line-height="150%" fo:margin-left="0in">
        <style:tab-stops/>
      </style:paragraph-properties>
      <style:text-properties style:font-name="Arial" style:font-name-asian="DejaVu Sans" style:font-name-complex="Arial" fo:font-weight="bold" style:font-weight-asian="bold" style:font-weight-complex="bold" text:display="none" fo:font-size="14pt" style:font-size-asian="14pt" style:font-size-complex="14pt" fo:language="en" fo:country="US" style:language-asian="zh" style:country-asian="CN" style:language-complex="hi" style:country-complex="IN"/>
    </style:style>
    <style:style style:name="P30" style:parent-style-name="Título1" style:family="paragraph"/>
    <style:style style:name="T31" style:parent-style-name="Fuentedepárrafopredeter." style:family="text">
      <style:text-properties fo:language="en" fo:country="US"/>
    </style:style>
    <style:style style:name="P32" style:parent-style-name="Título1" style:family="paragraph"/>
    <style:style style:name="T33" style:parent-style-name="Fuentedepárrafopredeter." style:family="text">
      <style:text-properties fo:language="en" fo:country="US"/>
    </style:style>
    <style:style style:name="T34"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P35" style:parent-style-name="Título1" style:family="paragraph"/>
    <style:style style:name="T36" style:parent-style-name="Fuentedepárrafopredeter." style:family="text">
      <style:text-properties fo:language="en" fo:country="US"/>
    </style:style>
    <style:style style:name="P37" style:parent-style-name="Standard" style:family="paragraph">
      <style:paragraph-properties fo:margin-left="-0.002in">
        <style:tab-stops/>
      </style:paragraph-properties>
    </style:style>
    <style:style style:name="T38"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P39" style:parent-style-name="Standard" style:family="paragraph">
      <style:paragraph-properties fo:margin-left="-0.002in">
        <style:tab-stops/>
      </style:paragraph-properties>
    </style:style>
    <style:style style:name="T40"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P41" style:parent-style-name="Título1" style:family="paragraph">
      <style:text-properties fo:language="en" fo:country="US"/>
    </style:style>
    <style:style style:name="P42" style:parent-style-name="Textbody" style:family="paragraph">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T43"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T44"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T45"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T46"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T47"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T48"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T49"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T50"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T51" style:parent-style-name="Fuentedepárrafopredeter."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T52" style:parent-style-name="Hipervínculo"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T53" style:parent-style-name="Hipervínculo"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P54" style:parent-style-name="Textbody" style:family="paragraph">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T55" style:parent-style-name="Hipervínculo" style:family="text">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P56" style:parent-style-name="Textbody" style:family="paragraph">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P57" style:parent-style-name="Standard" style:family="paragraph">
      <style:text-properties style:font-name="Times New Roman" style:font-name-complex="Times New Roman" fo:font-size="12pt" style:font-size-asian="12pt" style:font-size-complex="12pt" fo:language="en" fo:country="US" style:language-asian="zh" style:country-asian="CN" style:language-complex="hi" style:country-complex="IN"/>
    </style:style>
    <style:style style:name="P58" style:parent-style-name="Standard" style:family="paragraph">
      <style:text-properties fo:language="en" fo:country="US" style:language-asian="zh" style:country-asian="CN" style:language-complex="hi" style:country-complex="IN"/>
    </style:style>
    <style:style style:name="P59" style:parent-style-name="Standard" style:family="paragraph">
      <style:text-properties fo:language="en" fo:country="US"/>
    </style:style>
  </office:automatic-styles>
  <office:body>
    <office:text text:use-soft-page-breaks="true">
      <text:list text:style-name="WWNum3">
        <text:list-item text:start-value="1">
          <text:p text:style-name="P1"><text:span text:style-name="T2">MAIN CHARACTER</text:span></text:p>
        </text:list-item>
      </text:list>
      <text:list text:style-name="WWNum3" text:continue-numbering="true">
        <text:list-item>
          <text:list>
            <text:list-item>
              <text:p text:style-name="P3"><text:span text:style-name="T4">Description</text:span></text:p>
            </text:list-item>
          </text:list>
        </text:list-item>
      </text:list>
      <text:p text:style-name="Standard"><text:span text:style-name="T5">The main character is the avatar of the player and act according to his/her commands.</text:span></text:p>
      <text:p text:style-name="Standard"><text:span text:style-name="T6">It has two basic actions: move and “generate” the “paddle”.</text:span></text:p>
      <text:p text:style-name="Standard"><text:span text:style-name="T7">The player can move in eight directions (horizontal, vertical and diagonal), always at the same speed.</text:span></text:p>
      <text:p text:style-name="Standard"><text:span text:style-name="T8">The other action consist in create the “paddle”, the object that will deflect the ball to the bricks. The paddle always appears in the north of the character. After the generation, the character will stand still for a moment, after that the paddle disappears and the player can move the character again.</text:span></text:p>
      <text:list text:style-name="WWNum3" text:continue-numbering="true">
        <text:list-item>
          <text:list>
            <text:list-item>
              <text:p text:style-name="P9"><text:span text:style-name="T10">Technical details</text:span></text:p>
            </text:list-item>
          </text:list>
        </text:list-item>
      </text:list>
      <text:p text:style-name="P11">The behavior of the main character will be based in state machine. This allows to easily adding new states (like defeated state).</text:p>
      <text:p text:style-name="P12"><text:span text:style-name="T13">Instead of using the build-in state machine system of Unity 3D (Too complex for the project and still with bugs, as is show in the Gamasutra’s article “</text:span><text:span text:style-name="T14">2D Animation Methods in Unity</text:span><text:span text:style-name="T15">” by Joe Stroud) I going to use the “Simple Finite State Machine”, by<text:s/></text:span><text:span text:style-name="T16">Made With Monster Love</text:span><text:span text:style-name="T17"><text:s/>Studios.</text:span></text:p>
      <text:p text:style-name="P18"><text:span text:style-name="T19">There are three states: Still state, Movement state and Paddle state.</text:span></text:p>
      <text:p text:style-name="P20"><text:span text:style-name="T21">Still is the initial state, in which the character does nothing. Pressing the direction arrows change the state to the Movement state and pressing the button “A” (button nº 1, can be mapped to any key).</text:span></text:p>
      <text:p text:style-name="P22"><text:span text:style-name="T23">In the movement state, the character moves. The direction of de movement depends of the directional buttons pressed. The movement is performed by physical forces (better collisions and also smooth movement), The friction and force will be high to make the movement feel responsive to the player. If no direction arrows are pressed, the state change to Still, if “A” is pressed, the state change to Paddle.</text:span></text:p>
      <text:p text:style-name="P24"><text:span text:style-name="T25">In the Paddle state, a Paddle object is created at the north of the character. While the Paddle is present, the character stands still. After a moment, the pallet disappears, but the character will stand still a little more, and then it returns to the Still after that.</text:span></text:p>
      <text:p text:style-name="P26"><text:span text:style-name="T27">The main have a collider to detect collisions and a physic body for all the physical interactions.</text:span></text:p>
      <text:p text:style-name="P28"/>
      <text:list text:style-name="WWNum4" text:continue-numbering="true">
        <text:list-item>
          <text:p text:style-name="P29"/>
        </text:list-item>
      </text:list>
      <text:list text:style-name="WWNum4" text:continue-numbering="true">
        <text:list-item>
          <text:p text:style-name="P30"><text:span text:style-name="T31">ROOMS.</text:span></text:p>
        </text:list-item>
      </text:list>
      <text:list text:style-name="WWNum4" text:continue-numbering="true">
        <text:list-item>
          <text:list>
            <text:list-item>
              <text:p text:style-name="P32"><text:span text:style-name="T33">Description</text:span></text:p>
            </text:list-item>
          </text:list>
        </text:list-item>
      </text:list>
      <text:p text:style-name="Standard"><text:span text:style-name="T34">The rooms, or chambers, are the main play space of the game. Each room is a hollowed cube. To advance in the game, the player must open the door of the northern wall of the cube using the ball.</text:span></text:p>
      <text:list text:style-name="WWNum4" text:continue-numbering="true">
        <text:list-item>
          <text:list>
            <text:list-item>
              <text:p text:style-name="P35"><text:span text:style-name="T36">Technical details</text:span></text:p>
            </text:list-item>
          </text:list>
        </text:list-item>
      </text:list>
      <text:p text:style-name="P37"><text:span text:style-name="T38">Each room is composed by four planes, for the floor, ceiling and three of the four walls; and two cuboids for the door of the northern wall. The southern wall and ceiling are invisibles, so the player can see the interior of the cube, but they're solid like the others.</text:span></text:p>
      <text:p text:style-name="P39"><text:span text:style-name="T40">The sides of the door have their pivot points displaced from the center.</text:span></text:p>
      <text:list text:style-name="WWNum4" text:continue-numbering="true">
        <text:list-item>
          <text:p text:style-name="P41">References.</text:p>
        </text:list-item>
      </text:list>
      <text:p text:style-name="P42">Nistron, R. 2014.<text:s/>Game Programing Patterns.<text:s/><text:s/>Genever Benning.</text:p>
      <text:p text:style-name="Textbody"><text:span text:style-name="T43">Strout</text:span><text:span text:style-name="T44">, J</text:span><text:span text:style-name="T45">. 2D Animation Methods in Unity</text:span><text:span text:style-name="T46">,<text:s/></text:span><text:span text:style-name="T47">August</text:span><text:span text:style-name="T48"><text:s/>7, 2015</text:span><text:span text:style-name="T49">, from<text:s/></text:span><text:span text:style-name="T50">Gamasutra</text:span><text:span text:style-name="T51">:<text:s/></text:span><text:a xlink:href="http://www.gamasutra.com/blogs/JoeStrout/20150807/250646/2D_Animation_Methods_in_Unity.php" office:target-frame-name="_top" xlink:show="replace"><text:span text:style-name="T52">http://www.gamasutra.com/blogs/JoeStrout/20</text:span><text:bookmark-start text:name="_Hlt438656122"/><text:bookmark-start text:name="_Hlt438656123"/><text:bookmark-end text:name="_Hlt438656122"/><text:bookmark-end text:name="_Hlt438656123"/><text:span text:style-name="T53">150807/250646/2D_Animation_Methods_in_Unity.php</text:span></text:a></text:p>
      <text:p text:style-name="P54">Cardwell-Gardner, P. Unity3D - Simple Finite State Machine (C#),<text:s/>June 4, 2015, from<text:s/>GitHub:<text:s/></text:p>
      <text:p text:style-name="Textbody"><text:a xlink:href="https://github.com/thefuntastic/Unity3d-Finite-State-Machine" office:target-frame-name="_top" xlink:show="replace"><text:span text:style-name="T55">https://github.com/thefuntastic/Unity3d-Finite-State-Machine</text:span></text:a></text:p>
      <text:p text:style-name="P56"/>
      <text:p text:style-name="P57"/>
      <text:p text:style-name="P58"/>
      <text:p text:style-name="P5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Arial" svg:font-family="Arial" style:font-family-generic="swiss" style:font-pitch="variable" svg:panose-1="2 11 6 4 2 2 2 2 2 4"/>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MS Gothic" svg:font-family="MS Gothic" style:font-family-generic="modern" style:font-pitch="fixed" svg:panose-1="2 11 6 9 7 2 5 8 2 4"/>
    <style:font-face style:name="Cambria" svg:font-family="Cambria" style:font-family-generic="roman" style:font-pitch="variable" svg:panose-1="2 4 5 3 5 4 6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ja" style:country-asian="JP" style:language-complex="ar" style:country-complex="SA" style:text-combine="none" fo:hyphenate="true"/>
    </style:default-style>
    <style:style style:name="Título1" style:display-name="Título 1" style:family="paragraph" style:parent-style-name="Standard" style:next-style-name="Textbody" style:default-outline-level="1">
      <style:paragraph-properties fo:keep-with-next="always" fo:widows="0" fo:orphans="0" fo:text-align="justify" fo:margin-top="0.1666in" fo:margin-bottom="0.0833in" fo:line-height="150%"/>
      <style:text-properties style:font-name="Arial" style:font-name-asian="DejaVu Sans" style:font-name-complex="Arial" fo:font-weight="bold" style:font-weight-asian="bold" style:font-weight-complex="bold" fo:font-size="14pt" style:font-size-asian="14pt" style:font-size-complex="14pt" style:language-asian="zh" style:country-asian="CN" style:language-complex="hi" style:country-complex="IN"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Mangal" fo:hyphenate="false"/>
    </style:style>
    <style:style style:name="Epígrafe" style:display-name="Epígrafe"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ítulo1Car" style:display-name="Título 1 Car" style:family="text" style:parent-style-name="Fuentedepárrafopredeter.">
      <style:text-properties style:font-name="Arial" style:font-name-asian="DejaVu Sans" style:font-name-complex="Arial" fo:font-weight="bold" style:font-weight-asian="bold" style:font-weight-complex="bold" style:letter-kerning="true" fo:font-size="14pt" style:font-size-asian="14pt" style:font-size-complex="14pt" style:language-asian="zh" style:country-asian="CN" style:language-complex="hi" style:country-complex="IN"/>
    </style:style>
    <text:list-style style:name="WWNum1" style:display-name="WWNum1">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2" style:display-name="WWNum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text:display-levels="3">
        <style:list-level-properties fo:text-align="end"/>
      </text:list-level-style-number>
      <text:list-level-style-number text:level="4" style:num-suffix="." style:num-format="1" text:display-levels="4">
        <style:list-level-properties/>
      </text:list-level-style-number>
      <text:list-level-style-number text:level="5" style:num-suffix="." style:num-format="a" style:num-letter-sync="true" text:display-levels="5">
        <style:list-level-properties/>
      </text:list-level-style-number>
      <text:list-level-style-number text:level="6" style:num-suffix="." style:num-format="i" text:display-levels="6">
        <style:list-level-properties fo:text-align="end"/>
      </text:list-level-style-number>
      <text:list-level-style-number text:level="7" style:num-suffix="." style:num-format="1" text:display-levels="7">
        <style:list-level-properties/>
      </text:list-level-style-number>
      <text:list-level-style-number text:level="8" style:num-suffix="." style:num-format="a" style:num-letter-sync="true" text:display-levels="8">
        <style:list-level-properties/>
      </text:list-level-style-number>
      <text:list-level-style-number text:level="9" style:num-suffix="." style:num-format="i" text:display-levels="9">
        <style:list-level-properties fo:text-align="end"/>
      </text:list-level-style-number>
    </text:list-style>
    <text:list-style style:name="WWNum3" style:display-name="WWNum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4" style:display-name="WWNum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WWNum5" style:display-name="WWNum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Hipervínculo" style:display-name="Hipervínculo" style:family="text">
      <style:text-properties fo:color="#000080" style:text-underline-type="single" style:text-underline-style="solid" style:text-underline-width="auto" style:text-underline-mode="continuous"/>
    </style:style>
    <style:style style:name="Hipervínculovisitado" style:display-name="Hipervínculo visitado" style:family="text" style:parent-style-name="Fuentedepárrafopredeter.">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8">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text:list-style style:name="LFO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Pedro</meta:initial-creator>
    <dc:creator>Pedro</dc:creator>
    <meta:creation-date>2015-12-21T15:21:00Z</meta:creation-date>
    <dc:date>2015-12-23T17:55:00Z</dc:date>
    <meta:template xlink:href="Normal.dotm" xlink:type="simple"/>
    <meta:editing-cycles>3</meta:editing-cycles>
    <meta:editing-duration>PT720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6" meta:word-count="495" meta:character-count="3212" meta:row-count="22" meta:non-whitespace-character-count="2723"/>
  </office:meta>
</office:document-meta>
</file>